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0d83d" officeooo:paragraph-rsid="0011db3f" style:font-name-complex="Courier New"/>
    </style:style>
    <style:style style:name="P2" style:family="paragraph" style:parent-style-name="Standard">
      <style:text-properties style:font-name="Calibri" officeooo:paragraph-rsid="0011db3f" style:font-name-complex="Calibri"/>
    </style:style>
    <style:style style:name="P3" style:family="paragraph" style:parent-style-name="Standard">
      <style:text-properties officeooo:paragraph-rsid="0011db3f"/>
    </style:style>
    <style:style style:name="P4" style:family="paragraph" style:parent-style-name="Standard">
      <style:text-properties style:font-name="Courier New" fo:font-size="14pt" officeooo:rsid="001ab5cd" officeooo:paragraph-rsid="0013eb09" style:font-size-asian="14pt" style:font-name-complex="Courier New" style:font-size-complex="14pt"/>
    </style:style>
    <style:style style:name="P5" style:family="paragraph" style:parent-style-name="Standard">
      <style:text-properties style:font-name="Courier New" fo:font-size="14pt" officeooo:rsid="001543c7" officeooo:paragraph-rsid="001543c7" style:font-size-asian="14pt" style:font-name-complex="Courier New" style:font-size-complex="14pt"/>
    </style:style>
    <style:style style:name="P6" style:family="paragraph" style:parent-style-name="Standard">
      <style:text-properties fo:font-size="14pt" officeooo:rsid="001ab5cd" officeooo:paragraph-rsid="0013eb09" style:font-size-asian="14pt" style:font-size-complex="14pt"/>
    </style:style>
    <style:style style:name="P7" style:family="paragraph" style:parent-style-name="Standard">
      <style:text-properties officeooo:paragraph-rsid="001543c7"/>
    </style:style>
    <style:style style:name="P8" style:family="paragraph" style:parent-style-name="Standard">
      <style:text-properties officeooo:paragraph-rsid="0017287d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fo:font-size="14pt" officeooo:rsid="001ab5cd" officeooo:paragraph-rsid="001543c7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ab5cd" officeooo:paragraph-rsid="001543c7" style:font-size-asian="14pt" style:font-name-complex="Courier New" style:font-size-complex="14pt"/>
    </style:style>
    <style:style style:name="P12" style:family="paragraph" style:parent-style-name="Standard">
      <style:text-properties style:font-name="Times New Roman" fo:font-size="14pt" officeooo:rsid="001543c7" officeooo:paragraph-rsid="001543c7" style:font-size-asian="14pt" style:font-name-complex="Courier New" style:font-size-complex="14pt"/>
    </style:style>
    <style:style style:name="P13" style:family="paragraph" style:parent-style-name="Standard">
      <style:text-properties style:font-name="Times New Roman" officeooo:paragraph-rsid="001543c7"/>
    </style:style>
    <style:style style:name="P14" style:family="paragraph" style:parent-style-name="Standard">
      <style:text-properties style:font-name="Times New Roman" officeooo:rsid="0010d83d" officeooo:paragraph-rsid="0010d83d"/>
    </style:style>
    <style:style style:name="P15" style:family="paragraph" style:parent-style-name="Standard">
      <style:text-properties style:font-name="Times New Roman" officeooo:rsid="0011db3f" officeooo:paragraph-rsid="0011db3f"/>
    </style:style>
    <style:style style:name="P16" style:family="paragraph" style:parent-style-name="Standard">
      <style:text-properties style:font-name="Times New Roman" officeooo:paragraph-rsid="0011db3f" style:font-name-complex="Calibri"/>
    </style:style>
    <style:style style:name="P17" style:family="paragraph" style:parent-style-name="Standard">
      <style:text-properties style:font-name="Times New Roman" officeooo:paragraph-rsid="0011db3f" style:font-name-complex="Courier New"/>
    </style:style>
    <style:style style:name="P18" style:family="paragraph" style:parent-style-name="Standard">
      <style:text-properties style:font-name="Times New Roman" officeooo:rsid="0010d83d" officeooo:paragraph-rsid="0011db3f" style:font-name-complex="Courier New"/>
    </style:style>
    <style:style style:name="P19" style:family="paragraph" style:parent-style-name="Standard">
      <style:text-properties style:font-name="Times New Roman" officeooo:paragraph-rsid="0011db3f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7287d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paragraph-rsid="0017287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552in"/>
        </style:tab-stops>
      </style:paragraph-properties>
      <style:text-properties style:font-name="Times New Roman" officeooo:paragraph-rsid="0017287d"/>
    </style:style>
    <style:style style:name="T1" style:family="text">
      <style:text-properties officeooo:rsid="0010d83d"/>
    </style:style>
    <style:style style:name="T2" style:family="text">
      <style:text-properties style:font-name-asian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font-name="Courier New" fo:font-size="14pt" officeooo:rsid="001543c7" style:font-size-asian="14pt" style:font-name-complex="Courier New" style:font-size-complex="14pt"/>
    </style:style>
    <style:style style:name="T7" style:family="text">
      <style:text-properties style:font-name="Courier New" fo:font-size="14pt" fo:font-weight="bold" officeooo:rsid="001543c7" style:font-size-asian="14pt" style:font-weight-asian="bold" style:font-name-complex="Courier New" style:font-size-complex="14pt"/>
    </style:style>
    <style:style style:name="T8" style:family="text">
      <style:text-properties style:font-name="Courier New" fo:font-size="14pt" fo:font-weight="bold" officeooo:rsid="0017287d" style:font-size-asian="14pt" style:font-weight-asian="bold" style:font-name-complex="Courier New" style:font-size-complex="14pt"/>
    </style:style>
    <style:style style:name="T9" style:family="text">
      <style:text-properties style:font-name="Courier New" fo:font-size="14pt" fo:font-weight="bold" officeooo:rsid="001543c7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officeooo:rsid="0011db3f"/>
    </style:style>
    <style:style style:name="T11" style:family="text">
      <style:text-properties officeooo:rsid="0027f90b"/>
    </style:style>
    <style:style style:name="T12" style:family="text">
      <style:text-properties officeooo:rsid="001543c7"/>
    </style:style>
    <style:style style:name="T13" style:family="text">
      <style:text-properties fo:font-size="14pt" fo:font-weight="bold" officeooo:rsid="0017287d" style:font-size-asian="14pt" style:font-weight-asian="bold" style:font-name-complex="Courier New" style:font-size-complex="14pt"/>
    </style:style>
    <style:style style:name="T14" style:family="text">
      <style:text-properties fo:font-size="14pt" fo:font-weight="bold" officeooo:rsid="001543c7" style:font-size-asian="14pt" style:font-weight-asian="bold" style:font-name-complex="Courier New" style:font-size-complex="14pt"/>
    </style:style>
    <style:style style:name="T15" style:family="text">
      <style:text-properties fo:font-size="14pt" fo:font-weight="bold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fo:font-size="14pt" fo:font-weight="bold" officeooo:rsid="001543c7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7" style:family="text">
      <style:text-properties fo:font-size="14pt" fo:font-weight="bold" officeooo:rsid="00195917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18" style:family="text">
      <style:text-properties fo:font-size="14pt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9" style:family="text">
      <style:text-properties style:font-name="Times New Roman" officeooo:rsid="0010d83d"/>
    </style:style>
    <style:style style:name="T20" style:family="text">
      <style:text-properties style:font-name="Times New Roman" fo:font-size="14pt" officeooo:rsid="001543c7" style:font-size-asian="14pt" style:font-name-complex="Courier New" style:font-size-complex="14pt"/>
    </style:style>
    <style:style style:name="T21" style:family="text">
      <style:text-properties style:font-name="Times New Roman" fo:font-size="14pt" fo:font-weight="bold" officeooo:rsid="0017287d" style:font-size-asian="14pt" style:font-weight-asian="bold" style:font-name-complex="Courier New" style:font-size-complex="14pt"/>
    </style:style>
    <style:style style:name="T22" style:family="text">
      <style:text-properties style:font-name="Times New Roman" fo:font-size="14pt" fo:font-weight="bold" officeooo:rsid="001543c7" style:font-size-asian="14pt" style:font-weight-asian="bold" style:font-name-complex="Courier New" style:font-size-complex="14pt"/>
    </style:style>
    <style:style style:name="T23" style:family="text">
      <style:text-properties style:font-name="Times New Roman" fo:font-size="14pt" fo:font-weight="bold" officeooo:rsid="001543c7" style:font-name-asian="Times New Roman1" style:font-size-asian="14pt" style:font-weight-asian="bold" style:font-name-complex="Times New Roman1" style:font-size-complex="14pt" style:language-complex="ar" style:country-complex="SA" style:font-weight-complex="bold"/>
    </style:style>
    <style:style style:name="T24" style:family="text">
      <style:text-properties style:font-name-complex="Courier New"/>
    </style:style>
    <style:style style:name="T25" style:family="text">
      <style:text-properties officeooo:rsid="001959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</text:span><text:span text:style-name="T19">. </text:span><text:span text:style-name="T20">Write a shell script which reports names and sizes of all files in a directory whose size is exceeding 1000 bytes. The filename should be printed descending order of their sizes.</text:span></text:p>
      <text:p text:style-name="P8"><text:span text:style-name="a"><text:span text:style-name="T21">2.</text:span></text:span><text:span text:style-name="a"><text:span text:style-name="T22">Write a shell script which displays the list of all files in the given directory</text:span></text:span></text:p>
      <text:p text:style-name="P20"><text:span text:style-name="a"><text:span text:style-name="T21">3.</text:span></text:span><text:span text:style-name="a"><text:span text:style-name="T22">Write a shell script which counts the number of lines and words present in a given file?</text:span></text:span></text:p>
      <text:p text:style-name="P20"><text:span text:style-name="a"><text:span text:style-name="T21">4. </text:span></text:span><text:span text:style-name="a"><text:span text:style-name="T22">Write a shell script that copies multiple files to a directory?</text:span></text:span></text:p>
      <text:p text:style-name="P21"><text:span text:style-name="T17">5</text:span><text:span text:style-name="T15">. a) Write a shell script that computes the gross salary of a employee according to the following</text:span></text:p>
      <text:p text:style-name="P22"><text:span text:style-name="T18"><text:tab/></text:span></text:p>
      <text:p text:style-name="P21"><text:span text:style-name="T15">1) if basic salary is &lt;1500 then HRA 10% of the basic and DA =90% of the basic</text:span></text:p>
      <text:p text:style-name="P21"><text:span text:style-name="T15">2) if basic salary is &gt;1500 then HRA 500 and DA =98% of the basic</text:span></text:p>
      <text:p text:style-name="P20"><text:span text:style-name="a"><text:span text:style-name="T23">The basic salary is entered interactively through the key board</text:span></text:span></text:p>
      <text:p text:style-name="P10"><text:span text:style-name="T25">6</text:span>. Write A Shell Script To Print The Count Of Files And Subdirectories In The</text:p>
      <text:p text:style-name="P10">Specified Directory.</text:p>
      <text:p text:style-name="P11"><text:span text:style-name="T25">7. Write a shell script to find the Fibonacci series up to given number. The number should be given as argument and you have to use functions.</text:span></text:p>
      <text:p text:style-name="P12"><text:span text:style-name="T25">8</text:span>. Write a shell script that accepts two integers as its arguments and</text:p>
      <text:p text:style-name="P12">Computes the value of first number raised to the power of second number [use</text:p>
      <text:p text:style-name="P12"><text:span text:style-name="T12">function].</text:span></text:p>
      <text:p text:style-name="P13"><text:span text:style-name="T25">9.</text:span>We are given two numbers A and B and now task is to find the Greatest Common divisor (gcd) of two given number using shell scripting <text:s/><text:span text:style-name="T1">(By passing argument)</text:span>.</text:p>
      <text:p text:style-name="P9"><text:span text:style-name="T25">10.Find Least common multiple <text:s text:c="2"/>of two numbers using shell script (By passing argument)</text:span> .</text:p>
      <text:p text:style-name="P14"><text:span text:style-name="T25">11</text:span>. Find the numbers which are divisible by 5 from 1 to 100 using user defined Function.</text:p>
      <text:p text:style-name="P15"><text:span text:style-name="T25">12</text:span>. Write a shell script program to find prime number from 20 to 70.</text:p>
      <text:p text:style-name="P14"><text:span text:style-name="T25">13</text:span>. Draw special pattern in shell script.</text:p>
      <text:p text:style-name="P16"/>
      <text:p text:style-name="P16">Sample input: <text:s text:c="24"/></text:p>
      <text:p text:style-name="P16">3</text:p>
      <text:p text:style-name="P16">Sample output</text:p>
      <text:p text:style-name="P17"><text:span text:style-name="T2"><text:s text:c="2"/></text:span>1</text:p>
      <text:p text:style-name="P17"><text:span text:style-name="T2"><text:s/></text:span>123</text:p>
      <text:p text:style-name="P17">12345</text:p>
      <text:p text:style-name="P17"><text:span text:style-name="T2"><text:s/></text:span>123</text:p>
      <text:p text:style-name="P18"><text:span text:style-name="T2"><text:s text:c="2"/></text:span>1</text:p>
      <text:p text:style-name="P16"><text:s/></text:p>
      <text:p text:style-name="P16">Sample input 2:</text:p>
      <text:p text:style-name="P16">4</text:p>
      <text:p text:style-name="P16">Sample output :</text:p>
      <text:p text:style-name="P19"><text:span text:style-name="T3"><text:s text:c="3"/></text:span><text:span text:style-name="T24">* <text:s text:c="5"/>* <text:s text:c="8"/></text:span></text:p>
      <text:p text:style-name="P19"><text:span text:style-name="T3"><text:s text:c="2"/></text:span><text:span text:style-name="T24">*** <text:s text:c="3"/>*** <text:s/></text:span></text:p>
      <text:p text:style-name="P3"><text:span text:style-name="T4"><text:s/></text:span><text:span text:style-name="T5">***** <text:s/>*****</text:span></text:p>
      <text:p text:style-name="P1">**************</text:p>
      <text:p text:style-name="P1"/>
      <text:p text:style-name="P2">Sample input:</text:p>
      <text:p text:style-name="P2">5</text:p>
      <text:p text:style-name="P2">Sample output</text:p>
      <text:p text:style-name="P3"><text:span text:style-name="T4"><text:s text:c="4"/></text:span><text:span text:style-name="T5">*</text:span></text:p>
      <text:p text:style-name="P3"><text:span text:style-name="T4"><text:s text:c="3"/></text:span><text:span text:style-name="T5">**</text:span></text:p>
      <text:p text:style-name="P3"><text:soft-page-break/><text:span text:style-name="T4"><text:s text:c="2"/></text:span><text:span text:style-name="T5">* *</text:span></text:p>
      <text:p text:style-name="P3"><text:span text:style-name="T4"><text:s/></text:span><text:span text:style-name="T5">* <text:s/>*</text:span></text:p>
      <text:p text:style-name="P1">*****</text:p>
      <text:p text:style-name="P1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a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34:38.875315447</meta:creation-date>
    <dc:date>2019-02-05T11:25:36.677911564</dc:date>
    <meta:editing-duration>PT38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326" meta:character-count="1779" meta:non-whitespace-character-count="1422"/>
  </office:meta>
</office:document-meta>
</file>